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500000589E79B23203A4C8179.png" manifest:media-type="image/png"/>
  <manifest:file-entry manifest:full-path="Pictures/10000201000003530000058A6F9D0CA1BF0EB32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autorizaTFG">
      <style:paragraph-properties style:page-number="auto"/>
    </style:style>
    <style:style style:name="P5" style:family="paragraph" style:parent-style-name="UBu_5f_Autoriza" style:master-page-name="autorizaTFG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30a5d" style:font-size-asian="16pt" style:font-size-complex="16pt"/>
    </style:style>
    <style:style style:name="T4" style:family="text">
      <style:text-properties fo:font-size="16pt" officeooo:rsid="0014f387" style:font-size-asian="16pt" style:font-size-complex="16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Marco3" text:anchor-type="paragraph" svg:x="1cm" svg:y="3.517cm" svg:width="13cm" draw:z-index="0"><draw:text-box fo:min-height="0.499cm"><text:p text:style-name="P5"><text:span text:style-name="UBu_5f_gr"><text:span text:style-name="T2">D. </text:span></text:span><text:span text:style-name="UBu_5f_gr"><text:span text:style-name="T2"><text:user-defined style:data-style-name="N0" text:name="Tutor">Jose Ignacio Santos Martín y Virginia Ahedo</text:user-defined></text:span></text:span><text:span text:style-name="UBu_5f_gr"><text:span text:style-name="T2">, profesor</text:span></text:span><text:span text:style-name="UBu_5f_gr"><text:span text:style-name="T4">es</text:span></text:span><text:span text:style-name="UBu_5f_gr"><text:span text:style-name="T2"> del departamento de Ingeniería </text:span></text:span><text:span text:style-name="UBu_5f_gr"><text:span text:style-name="T3">Civil</text:span></text:span><text:span text:style-name="UBu_5f_gr"><text:span text:style-name="T2">, área de </text:span></text:span><text:span text:style-name="UBu_5f_gr"><text:span text:style-name="T3">Organización y Gestión de Empresas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Expone</text:span></text:span><text:span text:style-name="UBu_5f_gr"><text:span text:style-name="T4">n</text:span></text:span><text:span text:style-name="UBu_5f_gr"><text:span text:style-name="T2">: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Que el alumno D. </text:span></text:span><text:span text:style-name="UBu_5f_gr"><text:span text:style-name="T2"><text:initial-creator>Jose Antonio Barbero Aparicio</text:initial-creator></text:span></text:span><text:span text:style-name="UBu_5f_gr"><text:span text:style-name="T2">, con DNI </text:span></text:span><text:span text:style-name="UBu_5f_gr"><text:span text:style-name="T3">71301203F</text:span></text:span><text:span text:style-name="UBu_5f_gr"><text:span text:style-name="T2">, ha realizado el </text:span></text:span><text:span text:style-name="UBu_5f_gr"><text:span text:style-name="T2"><text:subject>Trabajo final del GºIng.Informática</text:subject></text:span></text:span><text:span text:style-name="UBu_5f_gr"><text:span text:style-name="T2"> titulado: </text:span></text:span><text:span text:style-name="UBu_5f_gr"><text:span text:style-name="T2"><text:title>Platafoma para la realización de torneos 2x2</text:title></text:span></text:span><text:span text:style-name="UBu_5f_gr"><text:span text:style-name="T2">.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y que dicho trabajo ha sido realizado por el alumno bajo la dirección del que suscribe, en virtud de lo cual, Se autoriza su presentación y defensa.</text:span></text:span></text:p><text:p text:style-name="UBu_5f_Autoriza"><text:span text:style-name="UBu_5f_gr"><text:span text:style-name="T2"/></text:span></text:p><text:p text:style-name="UBu_5f_Pie_5f_Portada"><text:span text:style-name="UBu_5f_gr"><text:span text:style-name="T2">En Burgos a <text:s/></text:span></text:span><text:span text:style-name="UBu_5f_gr"><text:span text:style-name="T3">10</text:span></text:span><text:span text:style-name="UBu_5f_gr"><text:span text:style-name="T2"> <text:s/>de </text:span></text:span><text:span text:style-name="UBu_5f_gr"><text:span text:style-name="T2"><text:user-defined style:data-style-name="N0" text:name="FechaEntrega">enero de 2017</text:user-defined></text:span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><text:user-defined style:data-style-name="N0" text:name="Tutor">Jose Ignacio Santos Martín y Virginia Ahedo</text:user-defined></text:span></text:span></text:p></draw:text-box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UBu_5f_Autoriza" style:display-name="UBu_Autoriza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ie_5f_Portada" style:display-name="UBu_Pie_Portada" style:family="paragraph" style:parent-style-name="Footer">
      <style:paragraph-properties fo:text-align="center" style:justify-single-word="false"/>
      <style:text-properties fo:font-size="2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Bu_5f_gr" style:display-name="UBu_gr" style:family="text">
      <style:text-properties fo:font-size="20pt" style:font-size-asian="10.5pt"/>
    </style:style>
    <style:style style:name="UBu_5f_Centro" style:display-name="UBu_Centro" style:family="text" style:parent-style-name="UBu_5f_gr">
      <style:text-properties fo:font-variant="small-caps" style:font-name="Liberation Serif" fo:font-family="'Liberation Serif'" style:font-style-name="Predeterminado" style:font-family-generic="roman" style:font-pitch="variable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family="Garamond" style:font-style-name="Predeterminado" style:font-family-generic="roman" style:font-pitch="variable" fo:font-size="2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4.882cm" fo:margin-left="0.014cm" fo:margin-right="0.004cm" table:align="margins"/>
    </style:style>
    <style:style style:name="Tabla3.A" style:family="table-column">
      <style:table-column-properties style:column-width="2.085cm" style:rel-column-width="9181*"/>
    </style:style>
    <style:style style:name="Tabla3.B" style:family="table-column">
      <style:table-column-properties style:column-width="9.56cm" style:rel-column-width="42103*"/>
    </style:style>
    <style:style style:name="Tabla3.C" style:family="table-column">
      <style:table-column-properties style:column-width="3.237cm" style:rel-column-width="14251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18pt" style:font-size-asian="18pt" style:font-size-complex="18pt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/>
    <style:style style:name="MT2" style:family="text">
      <style:text-properties fo:font-size="18pt" style:font-size-asian="1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.101cm" fo:margin-bottom="2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9.999cm" fo:margin-bottom="19.2cm" fo:margin-left="9.999cm" fo:margin-right="10.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utorizaTFG" style:page-layout-name="Mpm2" style:next-style-name="blanca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Table_20_Contents"><draw:frame draw:style-name="Mfr1" draw:name="gráficos2" text:anchor-type="as-char" svg:width="1.801cm" svg:height="3cm" draw:z-index="2"><draw:image xlink:href="Pictures/10000201000003530000058A6F9D0CA1BF0EB320.png" xlink:type="simple" xlink:show="embed" xlink:actuate="onLoad"/></draw:frame></text:p>
            </table:table-cell>
            <table:table-cell table:style-name="Tabla3.B1" office:value-type="string">
              <text:p text:style-name="Table_20_Contents"><text:span text:style-name="UBu_5f_Universidad">Universidad de Burgos</text:span></text:p>
              <text:p text:style-name="Table_20_Contents"><text:span text:style-name="UBu_5f_Centro">Escuela Politécnica Superior</text:span></text:p>
              <text:p text:style-name="MP1"><text:span text:style-name="UBu_5f_gr"><text:span text:style-name="MT2">Gºen Ingeniería en Informática</text:span></text:span></text:p>
            </table:table-cell>
            <table:table-cell table:style-name="Tabla3.A1" office:value-type="string">
              <text:p text:style-name="MP2"><draw:frame draw:style-name="Mfr1" draw:name="gráficos1" text:anchor-type="as-char" svg:width="2.312cm" svg:height="2.999cm" draw:z-index="1"><draw:image xlink:href="Pictures/100002010000044500000589E79B23203A4C8179.png" xlink:type="simple" xlink:show="embed" xlink:actuate="onLoad"/></draw:frame></text:p>
            </table:table-cell>
          </table:table-row>
        </table:table>
        <text:p text:style-name="Standard"/>
      </style:header>
    </style:master-page>
    <style:master-page style:name="blanca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ntonio Barbero Aparicio</meta:initial-creator>
    <meta:creation-date>2017-01-10T16:04:48.251887000</meta:creation-date>
    <meta:generator>LibreOffice/5.1.6.2$MacOSX_X86_64 LibreOffice_project/07ac168c60a517dba0f0d7bc7540f5afa45f0909</meta:generator>
    <meta:editing-duration>PT5M32S</meta:editing-duration>
    <meta:editing-cycles>3</meta:editing-cycles>
    <dc:title>Platafoma para la realización de torneos 2x2</dc:title>
    <dc:subject>Trabajo final del GºIng.Informática</dc:subject>
    <dc:date>2017-01-10T16:10:41.613298000</dc:date>
    <dc:creator>Jose Antonio Barbero Aparicio</dc:creator>
    <meta:document-statistic meta:table-count="1" meta:image-count="2" meta:object-count="0" meta:page-count="2" meta:paragraph-count="11" meta:word-count="100" meta:character-count="624" meta:non-whitespace-character-count="531"/>
    <meta:user-defined meta:name="FechaEntrega">enero de 2017</meta:user-defined>
    <meta:user-defined meta:name="Tutor">Jose Ignacio Santos Martín y Virginia Ahedo</meta:user-defined>
  </office:meta>
</office:document-meta>
</file>